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settings.xml" manifest:media-type="text/xml"/>
  <manifest:file-entry manifest:full-path="Pictures/100002010000040000000300309323F6FDEDE4CC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Lucida Sans1" svg:font-family="'Lucida Sans'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8.902cm" fo:min-width="4.173cm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8.762cm" fo:min-width="4.173cm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6.954cm" fo:min-width="2.582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1.412cm" fo:min-width="15.441cm" fo:padding-top="0.025cm" fo:padding-bottom="0.025cm" fo:padding-left="0.025cm" fo:padding-right="0.025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40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403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0.7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0.7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0.7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0.7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3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-color="#eeeeee"/>
      <style:paragraph-properties fo:text-align="center"/>
      <style:text-properties style:font-name="DejaVu Sans Condensed" fo:font-size="12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end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 Condensed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bold" style:letter-kerning="true" fo:background-color="transparent" style:font-name-asian="WenQuanYi Micro Hei" style:font-size-asian="32pt" style:font-style-asian="italic" style:font-weight-asian="bold" style:font-name-complex="Lohit Devanagari" style:font-size-complex="3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Ubuntu Condensed"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fo:background-color="transparent" style:font-name-asian="WenQuanYi Micro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ejaVu Sans Condensed" fo:font-size="24pt" style:font-size-asian="40pt" style:font-size-complex="40pt"/>
    </style:style>
    <style:style style:name="T13" style:family="text">
      <style:text-properties style:font-name="DejaVu Sans Condensed" fo:font-size="40pt" style:font-size-asian="66pt" style:font-size-complex="66pt"/>
    </style:style>
    <style:style style:name="T14" style:family="text">
      <style:text-properties style:font-name="DejaVu Sans Condensed" fo:font-size="12pt"/>
    </style:style>
    <style:style style:name="T15" style:family="text">
      <style:text-properties style:font-name="DejaVu Sans Condensed" fo:font-size="26pt" style:font-size-asian="44pt" style:font-size-complex="44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33ff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Defi</text:span><text:span text:style-name="T1">nitio</text:span><text:span text:style-name="T1">ns </text:span><text:span text:style-name="T1">and </text:span><text:span text:style-name="T1">Diag</text:span><text:span text:style-name="T1">ram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</text:span><text:span text:style-name="T2">Morris, last updated </text:span><text:span text:style-name="T2"><text:date style:data-style-name="D1" text:date-value="2016-11-14">11/14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4.1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ics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Functi</text:span><text:span text:style-name="T5">on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Relatio</text:span><text:span text:style-name="T5">n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Arrow </text:span><text:span text:style-name="T5">diagra</text:span><text:span text:style-name="T5">m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Fun</text:span><text:span text:style-name="T6">ctio</text:span><text:span text:style-name="T6">n </text:span><text:span text:style-name="T6">Not</text:span><text:span text:style-name="T6">atio</text:span><text:span text:style-name="T6">n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7">The </text:span><text:span text:style-name="T7">notati</text:span><text:span text:style-name="T7">on</text:span><text:span text:style-name="T7"><text:tab/></text:span><text:span text:style-name="T7"><text:tab/></text:span><text:span text:style-name="T7"><text:tab/></text:span><text:span text:style-name="T7"><text:tab/></text:span><text:span text:style-name="T7"> is </text:span><text:span text:style-name="T7">used </text:span><text:span text:style-name="T7">for a </text:span><text:span text:style-name="T7">functi</text:span><text:span text:style-name="T7">on, </text:span><text:span text:style-name="T7">simply </text:span><text:span text:style-name="T7">called </text:span><text:span text:style-name="T8">f</text:span><text:span text:style-name="T7">, with </text:span><text:span text:style-name="T7">a set </text:span><text:span text:style-name="T7">of </text:span><text:span text:style-name="T7">inputs </text:span><text:span text:style-name="T8">A</text:span><text:span text:style-name="T7"> </text:span><text:span text:style-name="T7">(called </text:span><text:span text:style-name="T7">the </text:span><text:span text:style-name="T8">domai</text:span><text:span text:style-name="T8">n</text:span><text:span text:style-name="T7">), and </text:span><text:span text:style-name="T7">a set B </text:span><text:span text:style-name="T7">(called </text:span><text:span text:style-name="T7">the </text:span><text:span text:style-name="T8">codom</text:span><text:span text:style-name="T8">ain</text:span><text:span text:style-name="T7">) </text:span><text:span text:style-name="T7">that </text:span><text:span text:style-name="T7">includ</text:span><text:span text:style-name="T7">es all </text:span><text:span text:style-name="T7">the </text:span><text:span text:style-name="T8">output</text:span><text:span text:style-name="T8">s</text:span><text:span text:style-name="T7">. The </text:span><text:span text:style-name="T7">functi</text:span><text:span text:style-name="T7">on </text:span><text:span text:style-name="T8">f</text:span><text:span text:style-name="T7"> </text:span><text:span text:style-name="T7">associ</text:span><text:span text:style-name="T7">ates </text:span><text:span text:style-name="T7">with </text:span><text:span text:style-name="T7">each </text:span><text:span text:style-name="T7">input </text:span><text:span text:style-name="T7">in </text:span><text:span text:style-name="T8">A</text:span><text:span text:style-name="T7"> </text:span><text:span text:style-name="T7">one </text:span><text:span text:style-name="T7">and </text:span><text:span text:style-name="T7">only </text:span><text:span text:style-name="T7">one </text:span><text:span text:style-name="T7">output </text:span><text:span text:style-name="T7">in </text:span><text:span text:style-name="T8">B</text:span><text:span text:style-name="T7">.</text:span></text:p>
            <text:p><text:span text:style-name="T7"><text:tab/></text:span><text:span text:style-name="T7"><text:tab/></text:span><text:span text:style-name="T7"><text:tab/></text:span><text:span text:style-name="T7">is read </text:span><text:span text:style-name="T7">“</text:span><text:span text:style-name="T8">f</text:span><text:span text:style-name="T7"> is a </text:span><text:span text:style-name="T7">functi</text:span><text:span text:style-name="T7">on </text:span><text:span text:style-name="T7">from A </text:span><text:span text:style-name="T7">to B”.</text:span></text:p>
          </draw:text-box>
        </draw:frame>
        <draw:frame draw:style-name="gr4" draw:text-style-name="P11" draw:layer="layout" svg:width="3.849cm" svg:height="1.113cm" svg:x="2.61cm" svg:y="12.27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3.849cm" svg:height="1.113cm" svg:x="9.625cm" svg:y="4.63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unc</text:span><text:span text:style-name="T1">tion</text:span><text:span text:style-name="T1">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 text:style-name="P12"><text:span text:style-name="T7"><text:tab/></text:span><text:span text:style-name="T7"><text:tab/></text:span><text:span text:style-name="T7"><text:tab/></text:span><text:span text:style-name="T7">Is read </text:span><text:span text:style-name="T7">“</text:span><text:span text:style-name="T8">f</text:span><text:span text:style-name="T7"> is a </text:span><text:span text:style-name="T7">functi</text:span><text:span text:style-name="T7">on </text:span><text:span text:style-name="T7">from A </text:span><text:span text:style-name="T7">to B.”</text:span></text:p>
            <text:p text:style-name="P12"><text:span text:style-name="T7"/></text:p>
            <text:p text:style-name="P12"><text:span text:style-name="T7">The </text:span><text:span text:style-name="T9">domai</text:span><text:span text:style-name="T9">n</text:span><text:span text:style-name="T7"> is A – </text:span><text:span text:style-name="T7">the </text:span><text:span text:style-name="T7">inputs.</text:span></text:p>
            <text:p text:style-name="P12"><text:span text:style-name="T7">The </text:span><text:span text:style-name="T9">codom</text:span><text:span text:style-name="T9">ain</text:span><text:span text:style-name="T7"> is B </text:span><text:span text:style-name="T7">– the </text:span><text:span text:style-name="T7">output</text:span><text:span text:style-name="T7">s.</text:span></text:p>
            <text:p text:style-name="P12"><text:span text:style-name="T7">And </text:span><text:span text:style-name="T7">we add </text:span><text:span text:style-name="T7">a </text:span><text:span text:style-name="T9">rule</text:span><text:span text:style-name="T7"> </text:span><text:span text:style-name="T7">(like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)</text:span></text:p>
          </draw:text-box>
        </draw:frame>
        <draw:frame draw:style-name="gr4" draw:text-style-name="P11" draw:layer="layout" svg:width="3.85cm" svg:height="1.112cm" svg:x="2.137cm" svg:y="4.6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4.092cm" svg:height="1.315cm" svg:x="14.542cm" svg:y="9.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0">Desc</text:span><text:span text:style-name="T10">ripti</text:span><text:span text:style-name="T10">on </text:span><text:span text:style-name="T10">of a </text:span><text:span text:style-name="T10">Func</text:span><text:span text:style-name="T10">tion</text:span></text:p>
          </draw:text-box>
        </draw:frame>
        <draw:frame presentation:style-name="pr8" draw:text-style-name="P10" draw:layer="layout" svg:width="23.622cm" svg:height="11.395cm" svg:x="2.286cm" svg:y="4.572cm">
          <draw:text-box>
            <text:p text:style-name="P11"><text:span text:style-name="T7">To </text:span><text:span text:style-name="T7">compl</text:span><text:span text:style-name="T7">etely </text:span><text:span text:style-name="T7">descri</text:span><text:span text:style-name="T7">be a </text:span><text:span text:style-name="T7">functi</text:span><text:span text:style-name="T7">on, we </text:span><text:span text:style-name="T7">must </text:span><text:span text:style-name="T7">do </text:span><text:span text:style-name="T7">four </text:span><text:span text:style-name="T7">things:</text:span></text:p>
            <text:p text:style-name="P4"><text:span text:style-name="T7"/></text:p>
            <text:list text:style-name="L3">
              <text:list-item>
                <text:p text:style-name="P4"><text:span text:style-name="T7">Give </text:span><text:span text:style-name="T7">the </text:span><text:span text:style-name="T7">functi</text:span><text:span text:style-name="T7">on a </text:span><text:span text:style-name="T7">name.</text:span><text:span text:style-name="T8"> </text:span><text:span text:style-name="T8">f</text:span><text:span text:style-name="T7">, </text:span><text:span text:style-name="T8">g</text:span><text:span text:style-name="T7">, </text:span><text:span text:style-name="T7">and</text:span><text:span text:style-name="T8"> h</text:span><text:span text:style-name="T7"> </text:span><text:span text:style-name="T7">are </text:span><text:span text:style-name="T7">popul</text:span><text:span text:style-name="T7">ar </text:span><text:span text:style-name="T7">name</text:span><text:span text:style-name="T7">s for </text:span><text:span text:style-name="T7">functi</text:span><text:span text:style-name="T7">ons, </text:span><text:span text:style-name="T7">but </text:span><text:span text:style-name="T7">it’s </text:span><text:span text:style-name="T7">alway</text:span><text:span text:style-name="T7">s </text:span><text:span text:style-name="T7">okay </text:span><text:span text:style-name="T7">to be </text:span><text:span text:style-name="T7">creati</text:span><text:span text:style-name="T7">ve </text:span><text:span text:style-name="T7">and </text:span><text:span text:style-name="T7">descr</text:span><text:span text:style-name="T7">iptive</text:span><text:span text:style-name="T7">.</text:span></text:p>
              </text:list-item>
              <text:list-item>
                <text:p text:style-name="P4"><text:span text:style-name="T7">Desc</text:span><text:span text:style-name="T7">ribe </text:span><text:span text:style-name="T7">the </text:span><text:span text:style-name="T7">doma</text:span><text:span text:style-name="T7">in.</text:span></text:p>
              </text:list-item>
              <text:list-item>
                <text:p text:style-name="P4"><text:span text:style-name="T7">Desc</text:span><text:span text:style-name="T7">ribe </text:span><text:span text:style-name="T7">the </text:span><text:span text:style-name="T7">codo</text:span><text:span text:style-name="T7">main.</text:span></text:p>
              </text:list-item>
              <text:list-item>
                <text:p text:style-name="P4"><text:span text:style-name="T7">Desc</text:span><text:span text:style-name="T7">ribe </text:span><text:span text:style-name="T7">the </text:span><text:span text:style-name="T7">ru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0">Arro</text:span><text:span text:style-name="T10">w </text:span><text:span text:style-name="T10">Diag</text:span><text:span text:style-name="T10">rams</text:span></text:p>
          </draw:text-box>
        </draw:frame>
        <draw:frame presentation:style-name="pr9" draw:text-style-name="P10" draw:layer="layout" svg:width="23.622cm" svg:height="11.395cm" svg:x="2.286cm" svg:y="4.572cm">
          <draw:text-box>
            <text:p><text:span text:style-name="T7">Arrow </text:span><text:span text:style-name="T7">diagra</text:span><text:span text:style-name="T7">ms list </text:span><text:span text:style-name="T7">all the </text:span><text:span text:style-name="T7">eleme</text:span><text:span text:style-name="T7">nts of </text:span><text:span text:style-name="T7">the </text:span><text:span text:style-name="T7">domai</text:span><text:span text:style-name="T7">n and </text:span><text:span text:style-name="T7">codom</text:span><text:span text:style-name="T7">ain, </text:span><text:span text:style-name="T7">with </text:span><text:span text:style-name="T7">arrows </text:span><text:span text:style-name="T7">pointin</text:span><text:span text:style-name="T7">g from </text:span><text:span text:style-name="T7">each </text:span><text:span text:style-name="T7">input, </text:span><text:span text:style-name="T7">going </text:span><text:span text:style-name="T7">to </text:span><text:span text:style-name="T7">each </text:span><text:span text:style-name="T7">output</text:span><text:span text:style-name="T7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unc</text:span><text:span text:style-name="T1">tion</text:span><text:span text:style-name="T1">s</text:span></text:p>
          </draw:text-box>
        </draw:frame>
        <draw:frame presentation:style-name="pr10" draw:text-style-name="P10" draw:layer="layout" svg:width="10.119cm" svg:height="11.903cm" svg:x="2.286cm" svg:y="4.572cm">
          <draw:text-box>
            <text:p text:style-name="P12"><text:span text:style-name="T7">Functi</text:span><text:span text:style-name="T7">on </text:span><text:span text:style-name="T7">Name: </text:span><text:span text:style-name="T8">f</text:span></text:p>
            <text:p text:style-name="P12"><text:span text:style-name="T7">Domai</text:span><text:span text:style-name="T7">n: {1, 2, </text:span><text:span text:style-name="T7">3}</text:span></text:p>
            <text:p text:style-name="P12"><text:span text:style-name="T7">Codom</text:span><text:span text:style-name="T7">ain: </text:span></text:p>
            <text:p text:style-name="P12"><text:span text:style-name="T7">Rule: </text:span><text:span text:style-name="T8">2k</text:span></text:p>
            <text:p text:style-name="P12"><text:span text:style-name="T8"/></text:p>
            <text:p text:style-name="P12"><text:span text:style-name="T11">We can </text:span><text:span text:style-name="T11">diagram </text:span><text:span text:style-name="T11">each input </text:span><text:span text:style-name="T11">to an </text:span><text:span text:style-name="T11">output </text:span><text:span text:style-name="T11">with an </text:span><text:span text:style-name="T11">arrow </text:span><text:span text:style-name="T11">diagram.</text:span></text:p>
            <text:p text:style-name="P12"><text:span text:style-name="T11"/></text:p>
            <text:p text:style-name="P14"><text:span text:style-name="T11">f(1) = 2</text:span></text:p>
            <text:p text:style-name="P14"><text:span text:style-name="T11">f(2) = 4</text:span></text:p>
            <text:p text:style-name="P14"><text:span text:style-name="T11">f(3) = 6</text:span></text:p>
          </draw:text-box>
        </draw:frame>
        <draw:frame draw:style-name="gr4" draw:text-style-name="P11" draw:layer="layout" svg:width="1.275cm" svg:height="1.232cm" svg:x="8.227cm" svg:y="7.31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Shape1" draw:style-name="gr5" draw:text-style-name="P16" draw:layer="layout" svg:width="4.679cm" svg:height="9.408cm" svg:x="12.839cm" svg:y="4.221cm">
          <text:p text:style-name="P15"><text:span text:style-name="T12">1</text:span></text:p>
          <text:p text:style-name="P15"><text:span text:style-name="T13"/></text:p>
          <text:p text:style-name="P15"><text:span text:style-name="T14"/></text:p>
          <text:p text:style-name="P15"><text:span text:style-name="T12">2</text:span></text:p>
          <text:p text:style-name="P15"><text:span text:style-name="T13"/></text:p>
          <text:p text:style-name="P15"><text:span text:style-name="T14"/></text:p>
          <text:p text:style-name="P15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6" draw:text-style-name="P16" draw:layer="layout" svg:width="4.679cm" svg:height="9.268cm" svg:x="21.886cm" svg:y="4.337cm">
          <text:p text:style-name="P15"><text:span text:style-name="T15">0</text:span></text:p>
          <text:p text:style-name="P15"><text:span text:style-name="T15">1</text:span></text:p>
          <text:p text:style-name="P15"><text:span text:style-name="T15">2</text:span></text:p>
          <text:p text:style-name="P15"><text:span text:style-name="T15">3</text:span></text:p>
          <text:p text:style-name="P15"><text:span text:style-name="T15">4</text:span></text:p>
          <text:p text:style-name="P15"><text:span text:style-name="T15">5</text:span></text:p>
          <text:p text:style-name="P15"><text:span text:style-name="T15">6</text:span></text:p>
          <text:p text:style-name="P15"><text:span text:style-name="T15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5.865cm" svg:height="0.962cm" svg:x="12.331cm" svg:y="13.904cm">
          <draw:text-box>
            <text:p text:style-name="P17">Domain</text:p>
          </draw:text-box>
        </draw:frame>
        <draw:frame draw:style-name="gr7" draw:text-style-name="P18" draw:layer="layout" svg:width="5.865cm" svg:height="0.962cm" svg:x="21.418cm" svg:y="13.879cm">
          <draw:text-box>
            <text:p text:style-name="P17">Codomain</text:p>
          </draw:text-box>
        </draw:frame>
        <draw:line draw:style-name="gr8" draw:text-style-name="P19" draw:layer="layout" svg:x1="15.575cm" svg:y1="5.792cm" svg:x2="24.012cm" svg:y2="7.414cm">
          <text:p/>
        </draw:line>
        <draw:line draw:style-name="gr8" draw:text-style-name="P19" draw:layer="layout" svg:x1="15.6cm" svg:y1="8.887cm" svg:x2="23.937cm" svg:y2="9.386cm">
          <text:p/>
        </draw:line>
        <draw:line draw:style-name="gr8" draw:text-style-name="P19" draw:layer="layout" svg:x1="15.625cm" svg:y1="12.107cm" svg:x2="23.837cm" svg:y2="11.757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0">Bina</text:span><text:span text:style-name="T10">ry </text:span><text:span text:style-name="T10">Rela</text:span><text:span text:style-name="T10">tion</text:span></text:p>
          </draw:text-box>
        </draw:frame>
        <draw:frame presentation:style-name="pr11" draw:text-style-name="P10" draw:layer="layout" svg:width="23.622cm" svg:height="11.395cm" svg:x="2.286cm" svg:y="4.572cm">
          <draw:text-box>
            <text:p><text:span text:style-name="T7">A </text:span><text:span text:style-name="T8">binary </text:span><text:span text:style-name="T8">relatio</text:span><text:span text:style-name="T8">n R</text:span><text:span text:style-name="T7"> </text:span><text:span text:style-name="T7">consist</text:span><text:span text:style-name="T7">s of </text:span><text:span text:style-name="T7">three </text:span><text:span text:style-name="T7">compo</text:span><text:span text:style-name="T7">nents:</text:span><text:span text:style-name="T7"><text:line-break/></text:span><text:span text:style-name="T7">a </text:span><text:span text:style-name="T7">domai</text:span><text:span text:style-name="T7">n A, a </text:span><text:span text:style-name="T7">codom</text:span><text:span text:style-name="T7">ain B, </text:span><text:span text:style-name="T7"><text:line-break/></text:span><text:span text:style-name="T7">and a </text:span><text:span text:style-name="T7">subset </text:span><text:span text:style-name="T7">of </text:span><text:span text:style-name="T7"><text:tab/></text:span><text:span text:style-name="T7"><text:tab/></text:span><text:span text:style-name="T7"><text:tab/></text:span><text:span text:style-name="T7">called </text:span><text:span text:style-name="T7">the </text:span><text:span text:style-name="T7">“rule” </text:span><text:span text:style-name="T7">for the </text:span><text:span text:style-name="T7">relatio</text:span><text:span text:style-name="T7">n.</text:span></text:p>
          </draw:text-box>
        </draw:frame>
        <draw:frame draw:style-name="gr4" draw:text-style-name="P11" draw:layer="layout" svg:width="2.825cm" svg:height="1.113cm" svg:x="11.348cm" svg:y="8.5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/text:p>
          </draw:text-box>
        </draw:frame>
        <draw:frame presentation:style-name="pr12" draw:text-style-name="P10" draw:layer="layout" svg:width="14.138cm" svg:height="12.963cm" svg:x="2.286cm" svg:y="4.572cm">
          <draw:text-box>
            <text:p text:style-name="P12"><text:span text:style-name="T16">For </text:span><text:span text:style-name="T16">Relatio</text:span><text:span text:style-name="T16">n R:</text:span></text:p>
            <text:p text:style-name="P12"><text:span text:style-name="T17"/></text:p>
            <text:p text:style-name="P12"><text:span text:style-name="T16">Domain: </text:span><text:span text:style-name="T16">A = {1,2}</text:span></text:p>
            <text:p text:style-name="P12"><text:span text:style-name="T16"/></text:p>
            <text:p text:style-name="P12"><text:span text:style-name="T16">Codoma</text:span><text:span text:style-name="T16">in: B = </text:span><text:span text:style-name="T16">{2,3} </text:span></text:p>
            <text:p text:style-name="P12"><text:span text:style-name="T16"/></text:p>
            <text:p text:style-name="P12"><text:span text:style-name="T16">Rule: </text:span></text:p>
            <text:p text:style-name="P12"><text:span text:style-name="T18">L = { (1, </text:span><text:span text:style-name="T18">2), (1, 3), </text:span><text:span text:style-name="T18">(2, 2), (2, </text:span><text:span text:style-name="T18">3) }.</text:span></text:p>
            <text:p text:style-name="P12"><text:span text:style-name="T8"/></text:p>
            <text:p text:style-name="P12"><text:span text:style-name="T19">We can </text:span><text:span text:style-name="T19">diagram </text:span><text:span text:style-name="T19">each input </text:span><text:span text:style-name="T19">to an output </text:span><text:span text:style-name="T19">with an </text:span><text:span text:style-name="T19">arrow </text:span><text:span text:style-name="T19">diagram.</text:span></text:p>
            <text:p text:style-name="P12"><text:span text:style-name="T11"/></text:p>
            <text:p text:style-name="P14"><text:span text:style-name="T19"/></text:p>
          </draw:text-box>
        </draw:frame>
        <draw:custom-shape draw:name="Shape1" draw:style-name="gr9" draw:text-style-name="P16" draw:layer="layout" svg:width="2.916cm" svg:height="7.288cm" svg:x="17.322cm" svg:y="5.642cm">
          <text:p text:style-name="P15"><text:span text:style-name="T12">1</text:span></text:p>
          <text:p text:style-name="P15"><text:span text:style-name="T13"/></text:p>
          <text:p text:style-name="P15"><text:span text:style-name="T14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5.865cm" svg:height="0.962cm" svg:x="15.876cm" svg:y="13.031cm">
          <draw:text-box>
            <text:p text:style-name="P17">Domain</text:p>
          </draw:text-box>
        </draw:frame>
        <draw:frame draw:style-name="gr7" draw:text-style-name="P18" draw:layer="layout" svg:width="5.865cm" svg:height="0.962cm" svg:x="21.718cm" svg:y="13.205cm">
          <draw:text-box>
            <text:p text:style-name="P17">Codomain</text:p>
          </draw:text-box>
        </draw:frame>
        <draw:custom-shape draw:name="Shape1" draw:style-name="gr9" draw:text-style-name="P16" draw:layer="layout" svg:width="2.916cm" svg:height="7.288cm" svg:x="22.94cm" svg:y="5.669cm">
          <text:p text:style-name="P15"><text:span text:style-name="T12">2</text:span></text:p>
          <text:p text:style-name="P15"><text:span text:style-name="T12"/></text:p>
          <text:p text:style-name="P15"><text:span text:style-name="T12"/></text:p>
          <text:p text:style-name="P15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9" draw:layer="layout" svg:x1="19.27cm" svg:y1="7.688cm" svg:x2="24.087cm" svg:y2="7.788cm">
          <text:p/>
        </draw:line>
        <draw:line draw:style-name="gr8" draw:text-style-name="P19" draw:layer="layout" svg:x1="19.295cm" svg:y1="10.858cm" svg:x2="24.062cm" svg:y2="10.883cm">
          <text:p/>
        </draw:line>
        <draw:line draw:style-name="gr8" draw:text-style-name="P19" draw:layer="layout" svg:x1="19.27cm" svg:y1="7.688cm" svg:x2="24.137cm" svg:y2="10.609cm">
          <text:p/>
        </draw:line>
        <draw:line draw:style-name="gr8" draw:text-style-name="P19" draw:layer="layout" svg:x1="19.295cm" svg:y1="10.858cm" svg:x2="24.162cm" svg:y2="7.938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4.269cm" svg:x="1.4cm" svg:y="0.456cm" presentation:class="title" presentation:user-transformed="true">
          <draw:text-box>
            <text:p><text:span text:style-name="T10">A </text:span><text:span text:style-name="T10">func</text:span><text:span text:style-name="T10">tion </text:span><text:span text:style-name="T10">that </text:span><text:span text:style-name="T10">is </text:span><text:span text:style-name="T10"><text:line-break/></text:span><text:span text:style-name="T10">a </text:span><text:span text:style-name="T10">bina</text:span><text:span text:style-name="T10">ry </text:span><text:span text:style-name="T10">relat</text:span><text:span text:style-name="T10">ion</text:span></text:p>
          </draw:text-box>
        </draw:frame>
        <draw:frame presentation:style-name="pr13" draw:text-style-name="P10" draw:layer="layout" svg:width="23.622cm" svg:height="10.7cm" svg:x="2.286cm" svg:y="5.267cm">
          <draw:text-box>
            <text:p><text:span text:style-name="T20">A </text:span><text:span text:style-name="T8">functio</text:span><text:span text:style-name="T8">n F</text:span><text:span text:style-name="T20"> </text:span><text:span text:style-name="T20">from </text:span><text:span text:style-name="T8">A </text:span><text:span text:style-name="T8">to B</text:span><text:span text:style-name="T20"> is </text:span><text:span text:style-name="T20">a </text:span><text:span text:style-name="T20">binary </text:span><text:span text:style-name="T20">relatio</text:span><text:span text:style-name="T20">n with </text:span><text:span text:style-name="T20">the </text:span><text:span text:style-name="T20">domai</text:span><text:span text:style-name="T20">n </text:span><text:span text:style-name="T8">A</text:span><text:span text:style-name="T20"> </text:span><text:span text:style-name="T20">and </text:span><text:span text:style-name="T20">the </text:span><text:span text:style-name="T20">codom</text:span><text:span text:style-name="T20">ain </text:span><text:span text:style-name="T8">B</text:span><text:span text:style-name="T20"> </text:span><text:span text:style-name="T20">with </text:span><text:span text:style-name="T20">the </text:span><text:span text:style-name="T20">proper</text:span><text:span text:style-name="T20">ty that </text:span><text:span text:style-name="T20">for </text:span><text:span text:style-name="T20">every </text:span><text:span text:style-name="T20"><text:tab/></text:span><text:span text:style-name="T20"><text:tab/></text:span><text:span text:style-name="T20"><text:tab/></text:span><text:span text:style-name="T20">, </text:span><text:span text:style-name="T20">there </text:span><text:span text:style-name="T20">is </text:span><text:span text:style-name="T20">exactl</text:span><text:span text:style-name="T20">y one </text:span><text:span text:style-name="T20">eleme</text:span><text:span text:style-name="T20">nt </text:span><text:span text:style-name="T20"><text:tab/></text:span><text:span text:style-name="T20"><text:tab/></text:span><text:span text:style-name="T20"><text:tab/></text:span><text:span text:style-name="T20">for </text:span><text:span text:style-name="T20">which </text:span></text:p>
          </draw:text-box>
        </draw:frame>
        <draw:frame draw:style-name="gr4" draw:text-style-name="P11" draw:layer="layout" svg:width="2.645cm" svg:height="1.113cm" svg:x="17.838cm" svg:y="7.9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64cm" svg:height="1.113cm" svg:x="15.518cm" svg:y="9.2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1" draw:layer="layout" svg:width="4.463cm" svg:height="1.205cm" svg:x="12.448cm" svg:y="10.57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4.269cm" svg:x="1.4cm" svg:y="0.456cm" presentation:class="title" presentation:user-transformed="true">
          <draw:text-box>
            <text:p><text:span text:style-name="T10">A </text:span><text:span text:style-name="T10">func</text:span><text:span text:style-name="T10">tion </text:span><text:span text:style-name="T10">that </text:span><text:span text:style-name="T10">is </text:span><text:span text:style-name="T10"><text:line-break/></text:span><text:span text:style-name="T10">a </text:span><text:span text:style-name="T10">bina</text:span><text:span text:style-name="T10">ry </text:span><text:span text:style-name="T10">relat</text:span><text:span text:style-name="T10">ion</text:span></text:p>
          </draw:text-box>
        </draw:frame>
        <draw:frame presentation:style-name="pr14" draw:text-style-name="P10" draw:layer="layout" svg:width="23.622cm" svg:height="10.7cm" svg:x="2.286cm" svg:y="5.267cm">
          <draw:text-box>
            <text:p><text:span text:style-name="T20">A </text:span><text:span text:style-name="T8">functio</text:span><text:span text:style-name="T8">n F</text:span><text:span text:style-name="T20"> </text:span><text:span text:style-name="T20">from </text:span><text:span text:style-name="T8">A </text:span><text:span text:style-name="T8">to B</text:span><text:span text:style-name="T20"> is </text:span><text:span text:style-name="T20">a </text:span><text:span text:style-name="T20">binary </text:span><text:span text:style-name="T20">relatio</text:span><text:span text:style-name="T20">n with </text:span><text:span text:style-name="T20">the </text:span><text:span text:style-name="T20">domai</text:span><text:span text:style-name="T20">n </text:span><text:span text:style-name="T8">A</text:span><text:span text:style-name="T20"> </text:span><text:span text:style-name="T20">and </text:span><text:span text:style-name="T20">the </text:span><text:span text:style-name="T20">codom</text:span><text:span text:style-name="T20">ain </text:span><text:span text:style-name="T8">B</text:span><text:span text:style-name="T20"> </text:span><text:span text:style-name="T20">with </text:span><text:span text:style-name="T20">the </text:span><text:span text:style-name="T20">proper</text:span><text:span text:style-name="T20">ty that </text:span><text:span text:style-name="T20">for </text:span><text:span text:style-name="T20">every </text:span><text:span text:style-name="T20"><text:tab/></text:span><text:span text:style-name="T20"><text:tab/></text:span><text:span text:style-name="T20"><text:tab/></text:span><text:span text:style-name="T20">, </text:span><text:span text:style-name="T20">there </text:span><text:span text:style-name="T20">is </text:span><text:span text:style-name="T20">exactl</text:span><text:span text:style-name="T20">y one </text:span><text:span text:style-name="T20">eleme</text:span><text:span text:style-name="T20">nt </text:span><text:span text:style-name="T20"><text:tab/></text:span><text:span text:style-name="T20"><text:tab/></text:span><text:span text:style-name="T20"><text:tab/></text:span><text:span text:style-name="T20">for </text:span><text:span text:style-name="T20">which </text:span></text:p>
          </draw:text-box>
        </draw:frame>
        <draw:frame draw:style-name="gr4" draw:text-style-name="P11" draw:layer="layout" svg:width="2.645cm" svg:height="1.113cm" svg:x="17.838cm" svg:y="7.9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2.64cm" svg:height="1.113cm" svg:x="15.518cm" svg:y="9.20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4.463cm" svg:height="1.205cm" svg:x="12.448cm" svg:y="10.57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4.269cm" svg:x="1.4cm" svg:y="0.456cm" presentation:class="title" presentation:user-transformed="true">
          <draw:text-box>
            <text:p><text:span text:style-name="T10">A </text:span><text:span text:style-name="T10">func</text:span><text:span text:style-name="T10">tion </text:span><text:span text:style-name="T10">that </text:span><text:span text:style-name="T10">is </text:span><text:span text:style-name="T10"><text:line-break/></text:span><text:span text:style-name="T10">a </text:span><text:span text:style-name="T10">bina</text:span><text:span text:style-name="T10">ry </text:span><text:span text:style-name="T10">relat</text:span><text:span text:style-name="T10">ion</text:span></text:p>
          </draw:text-box>
        </draw:frame>
        <draw:frame presentation:style-name="pr15" draw:text-style-name="P10" draw:layer="layout" svg:width="23.622cm" svg:height="13.308cm" svg:x="2.286cm" svg:y="5.267cm">
          <draw:text-box>
            <text:p text:style-name="P4"><text:span text:style-name="T21">Let R be </text:span><text:span text:style-name="T21">the </text:span><text:span text:style-name="T21">relation </text:span><text:span text:style-name="T21">whose </text:span><text:span text:style-name="T21">domain </text:span><text:span text:style-name="T21">is {a, b, </text:span><text:span text:style-name="T21">c, d} and </text:span><text:span text:style-name="T21">whose </text:span><text:span text:style-name="T21">codomai</text:span><text:span text:style-name="T21">n is </text:span><text:span text:style-name="T21"><text:tab/></text:span><text:span text:style-name="T21"><text:tab/></text:span><text:span text:style-name="T21">, and </text:span><text:span text:style-name="T21">whose </text:span><text:span text:style-name="T21">rule is </text:span><text:span text:style-name="T21">given by</text:span><text:span text:style-name="T21"><text:line-break/></text:span><text:span text:style-name="T21">{ (a, 1), </text:span><text:span text:style-name="T21">(b, 3), (a, </text:span><text:span text:style-name="T21">5), (c, 3), </text:span><text:span text:style-name="T21">(d, 7) }. </text:span><text:span text:style-name="T21">Is this </text:span><text:span text:style-name="T21">relation </text:span><text:span text:style-name="T21">also a </text:span><text:span text:style-name="T21">function</text:span><text:span text:style-name="T21">?</text:span></text:p>
            <text:p text:style-name="P4"><text:span text:style-name="T21"/></text:p>
            <text:p text:style-name="P4"><text:span text:style-name="T22">1. Domain: </text:span><text:span text:style-name="T22">{a, b, c, d}</text:span><text:span text:style-name="T22"><text:tab/></text:span><text:span text:style-name="T22"><text:tab/></text:span><text:span text:style-name="T22"><text:tab/></text:span><text:span text:style-name="T22"><text:tab/></text:span><text:span text:style-name="T22">Codomain: </text:span></text:p>
            <text:p text:style-name="P4"><text:span text:style-name="T21"/></text:p>
            <text:p text:style-name="P4"><text:span text:style-name="T22">2. Does </text:span><text:span text:style-name="T22">each input </text:span><text:span text:style-name="T22">in the </text:span><text:span text:style-name="T22">domain </text:span><text:span text:style-name="T22">have an </text:span><text:span text:style-name="T22">output in </text:span><text:span text:style-name="T22">the </text:span><text:span text:style-name="T22">subdomai</text:span><text:span text:style-name="T22">n?</text:span><text:span text:style-name="T22"><text:tab/></text:span><text:span text:style-name="T22"><text:tab/></text:span><text:span text:style-name="T23">YES</text:span></text:p>
            <text:p text:style-name="P4"><text:span text:style-name="T21"/></text:p>
            <text:p text:style-name="P4"><text:span text:style-name="T22">3. Does </text:span><text:span text:style-name="T22">each input </text:span><text:span text:style-name="T22">in the </text:span><text:span text:style-name="T22">domain </text:span><text:span text:style-name="T22">have </text:span><text:span text:style-name="T24">one </text:span><text:span text:style-name="T24">and only </text:span><text:span text:style-name="T24">one</text:span><text:span text:style-name="T22"> </text:span><text:span text:style-name="T22">output in </text:span><text:span text:style-name="T22">the </text:span><text:span text:style-name="T22">codomain?</text:span><text:span text:style-name="T22"><text:tab/></text:span><text:span text:style-name="T22"><text:tab/></text:span><text:span text:style-name="T22"><text:tab/></text:span><text:span text:style-name="T23">NO: (a,1) </text:span><text:span text:style-name="T23">and (1,5)</text:span></text:p>
            <text:p text:style-name="P4"><text:span text:style-name="T22"/></text:p>
            <text:p text:style-name="P11"><text:span text:style-name="T22">So it is </text:span><text:span text:style-name="T24">not</text:span><text:span text:style-name="T22"> a </text:span><text:span text:style-name="T22">function</text:span></text:p>
          </draw:text-box>
        </draw:frame>
        <draw:frame draw:style-name="gr4" draw:text-style-name="P11" draw:layer="layout" svg:width="1.276cm" svg:height="1.233cm" svg:x="10.975cm" svg:y="6.23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1.276cm" svg:height="1.233cm" svg:x="17.69cm" svg:y="10.2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4.269cm" svg:x="1.4cm" svg:y="0.456cm" presentation:class="title" presentation:user-transformed="true">
          <draw:text-box>
            <text:p><text:span text:style-name="T10">A </text:span><text:span text:style-name="T10">func</text:span><text:span text:style-name="T10">tion </text:span><text:span text:style-name="T10">that </text:span><text:span text:style-name="T10">is </text:span><text:span text:style-name="T10"><text:line-break/></text:span><text:span text:style-name="T10">a </text:span><text:span text:style-name="T10">bina</text:span><text:span text:style-name="T10">ry </text:span><text:span text:style-name="T10">relat</text:span><text:span text:style-name="T10">ion</text:span></text:p>
          </draw:text-box>
        </draw:frame>
        <draw:frame presentation:style-name="pr16" draw:text-style-name="P10" draw:layer="layout" svg:width="23.622cm" svg:height="10.7cm" svg:x="2.286cm" svg:y="5.267cm">
          <draw:text-box>
            <text:p text:style-name="P4"><text:span text:style-name="T21">Let R be </text:span><text:span text:style-name="T21">the </text:span><text:span text:style-name="T21">relation </text:span><text:span text:style-name="T21">whose </text:span><text:span text:style-name="T21">domain </text:span><text:span text:style-name="T21">is {a, b, </text:span><text:span text:style-name="T21">c, d} and </text:span><text:span text:style-name="T21">whose </text:span><text:span text:style-name="T21">codomai</text:span><text:span text:style-name="T21">n is </text:span><text:span text:style-name="T21"><text:tab/></text:span><text:span text:style-name="T21"><text:tab/></text:span><text:span text:style-name="T21">, and </text:span><text:span text:style-name="T21">whose </text:span><text:span text:style-name="T21">rule is </text:span><text:span text:style-name="T21">given by</text:span><text:span text:style-name="T21"><text:line-break/></text:span><text:span text:style-name="T21">{ (a, 1), </text:span><text:span text:style-name="T21">(b, 3), (a, </text:span><text:span text:style-name="T21">5), (c, 3), </text:span><text:span text:style-name="T21">(d, 7) }. </text:span><text:span text:style-name="T21">Is this </text:span><text:span text:style-name="T21">relation </text:span><text:span text:style-name="T21">also a </text:span><text:span text:style-name="T21">function</text:span><text:span text:style-name="T21">?</text:span></text:p>
            <text:p text:style-name="P4"><text:span text:style-name="T21"/></text:p>
            <text:p text:style-name="P11"><text:span text:style-name="T22">If the rule </text:span><text:span text:style-name="T22">were { (a, </text:span><text:span text:style-name="T22">1), (b, 3), </text:span><text:span text:style-name="T22">(c, 3), (d, 7) </text:span><text:span text:style-name="T22">} instead, </text:span><text:span text:style-name="T22">then it </text:span><text:span text:style-name="T24">would</text:span><text:span text:style-name="T22"> be </text:span><text:span text:style-name="T22">a function </text:span><text:span text:style-name="T22">as well as </text:span><text:span text:style-name="T22">a relation.</text:span></text:p>
          </draw:text-box>
        </draw:frame>
        <draw:frame draw:style-name="gr4" draw:text-style-name="P11" draw:layer="layout" svg:width="1.276cm" svg:height="1.233cm" svg:x="10.975cm" svg:y="6.23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4"><text:span text:style-name="T9">Examp</text:span><text:span text:style-name="T9">le:</text:span><text:span text:style-name="T7"> </text:span><text:span text:style-name="T7">Draw a </text:span><text:span text:style-name="T7">portio</text:span><text:span text:style-name="T7">n of </text:span><text:span text:style-name="T7">the </text:span><text:span text:style-name="T7">arrow </text:span><text:span text:style-name="T7">diagra</text:span><text:span text:style-name="T7">m </text:span><text:span text:style-name="T7">showin</text:span><text:span text:style-name="T7">g at </text:span><text:span text:style-name="T7">least </text:span><text:span text:style-name="T7">five </text:span><text:span text:style-name="T7">eleme</text:span><text:span text:style-name="T7">nts of </text:span><text:span text:style-name="T7">the </text:span><text:span text:style-name="T7">domai</text:span><text:span text:style-name="T7">n and </text:span><text:span text:style-name="T7">codom</text:span><text:span text:style-name="T7">ain: </text:span></text:p>
          </draw:text-box>
        </draw:frame>
        <draw:frame draw:style-name="gr4" draw:text-style-name="P11" draw:layer="layout" svg:width="9.915cm" svg:height="1.232cm" svg:x="9.624cm" svg:y="8.51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4"><text:span text:style-name="T9">Examp</text:span><text:span text:style-name="T9">le:</text:span><text:span text:style-name="T7"> </text:span><text:span text:style-name="T7">Draw a </text:span><text:span text:style-name="T7">portio</text:span><text:span text:style-name="T7">n of </text:span><text:span text:style-name="T7">the </text:span><text:span text:style-name="T7">arrow </text:span><text:span text:style-name="T7">diagra</text:span><text:span text:style-name="T7">m </text:span><text:span text:style-name="T7">showin</text:span><text:span text:style-name="T7">g at </text:span><text:span text:style-name="T7">least </text:span><text:span text:style-name="T7">five </text:span><text:span text:style-name="T7">eleme</text:span><text:span text:style-name="T7">nts of </text:span><text:span text:style-name="T7">the </text:span><text:span text:style-name="T7">domai</text:span><text:span text:style-name="T7">n and </text:span><text:span text:style-name="T7">codom</text:span><text:span text:style-name="T7">ain: </text:span></text:p>
          </draw:text-box>
        </draw:frame>
        <draw:frame draw:style-name="gr4" draw:text-style-name="P11" draw:layer="layout" svg:width="9.915cm" svg:height="1.232cm" svg:x="9.624cm" svg:y="8.5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name="Shape1" draw:style-name="gr9" draw:text-style-name="P16" draw:layer="layout" svg:width="2.916cm" svg:height="7.288cm" svg:x="9.485cm" svg:y="10.761cm">
          <text:p text:style-name="P15"><text:span text:style-name="T12">1</text:span></text:p>
          <text:p text:style-name="P15"><text:span text:style-name="T12">2</text:span></text:p>
          <text:p text:style-name="P15"><text:span text:style-name="T12">3</text:span></text:p>
          <text:p text:style-name="P15"><text:span text:style-name="T12">4</text:span></text:p>
          <text:p text:style-name="P15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916cm" svg:height="7.288cm" svg:x="15.103cm" svg:y="10.788cm">
          <text:p text:style-name="P15"><text:span text:style-name="T12">2</text:span></text:p>
          <text:p text:style-name="P15"><text:span text:style-name="T12">4</text:span></text:p>
          <text:p text:style-name="P15"><text:span text:style-name="T12">6</text:span></text:p>
          <text:p text:style-name="P15"><text:span text:style-name="T12">8</text:span></text:p>
          <text:p text:style-name="P15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5.865cm" svg:height="0.962cm" svg:x="8.038cm" svg:y="18.1cm">
          <draw:text-box>
            <text:p text:style-name="P17">Domain</text:p>
          </draw:text-box>
        </draw:frame>
        <draw:frame draw:style-name="gr7" draw:text-style-name="P18" draw:layer="layout" svg:width="5.865cm" svg:height="0.962cm" svg:x="13.732cm" svg:y="17.978cm">
          <draw:text-box>
            <text:p text:style-name="P17">Codomain</text:p>
          </draw:text-box>
        </draw:frame>
        <draw:line draw:style-name="gr8" draw:text-style-name="P19" draw:layer="layout" svg:x1="11.473cm" svg:y1="12.414cm" svg:x2="16.139cm" svg:y2="12.406cm">
          <text:p/>
        </draw:line>
        <draw:line draw:style-name="gr8" draw:text-style-name="P19" draw:layer="layout" svg:x1="11.473cm" svg:y1="13.411cm" svg:x2="16.139cm" svg:y2="13.403cm">
          <text:p/>
        </draw:line>
        <draw:line draw:style-name="gr8" draw:text-style-name="P19" draw:layer="layout" svg:x1="11.473cm" svg:y1="14.411cm" svg:x2="16.139cm" svg:y2="14.403cm">
          <text:p/>
        </draw:line>
        <draw:line draw:style-name="gr8" draw:text-style-name="P19" draw:layer="layout" svg:x1="11.473cm" svg:y1="15.411cm" svg:x2="16.139cm" svg:y2="15.403cm">
          <text:p/>
        </draw:line>
        <draw:line draw:style-name="gr8" draw:text-style-name="P19" draw:layer="layout" svg:x1="11.473cm" svg:y1="16.411cm" svg:x2="15.816cm" svg:y2="16.38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19" draw:text-style-name="P10" draw:layer="layout" svg:width="23.622cm" svg:height="11.395cm" svg:x="2.286cm" svg:y="4.572cm">
          <draw:text-box>
            <text:p text:style-name="P12"><text:span text:style-name="T9">Examp</text:span><text:span text:style-name="T9">le:</text:span><text:span text:style-name="T7"> </text:span><text:span text:style-name="T7">Draw </text:span><text:span text:style-name="T7">the </text:span><text:span text:style-name="T7">two-</text:span><text:span text:style-name="T7">set </text:span><text:span text:style-name="T7">arrow </text:span><text:span text:style-name="T7">diagra</text:span><text:span text:style-name="T7">m for </text:span><text:span text:style-name="T7">the </text:span><text:span text:style-name="T7">relatio</text:span><text:span text:style-name="T7">n R </text:span><text:span text:style-name="T7">where </text:span><text:span text:style-name="T7">the </text:span><text:span text:style-name="T7">Domai</text:span><text:span text:style-name="T7">n is </text:span><text:span text:style-name="T7">the </text:span><text:span text:style-name="T7">power </text:span><text:span text:style-name="T7">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</text:span><text:span text:style-name="T7">Codom</text:span><text:span text:style-name="T7">ain is </text:span><text:span text:style-name="T7">the set </text:span><text:span text:style-name="T7">B = { 0, </text:span><text:span text:style-name="T7">1, 2 }, </text:span><text:span text:style-name="T7">and </text:span><text:span text:style-name="T7">the </text:span><text:span text:style-name="T7">Rule is </text:span><text:span text:style-name="T7"><text:line-break/></text:span><text:span text:style-name="T7">where </text:span><text:span text:style-name="T8">n</text:span><text:span text:style-name="T7"> is </text:span><text:span text:style-name="T7">the </text:span><text:span text:style-name="T7">sum of </text:span><text:span text:style-name="T7">the </text:span><text:span text:style-name="T7">eleme</text:span><text:span text:style-name="T7">nts in </text:span><text:span text:style-name="T7">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20" draw:text-style-name="P10" draw:layer="layout" svg:width="23.622cm" svg:height="11.395cm" svg:x="2.286cm" svg:y="4.572cm">
          <draw:text-box>
            <text:p text:style-name="P12"><text:span text:style-name="T9">Examp</text:span><text:span text:style-name="T9">le:</text:span><text:span text:style-name="T7"> </text:span><text:span text:style-name="T7">Draw </text:span><text:span text:style-name="T7">the </text:span><text:span text:style-name="T7">two-</text:span><text:span text:style-name="T7">set </text:span><text:span text:style-name="T7">arrow </text:span><text:span text:style-name="T7">diagra</text:span><text:span text:style-name="T7">m for </text:span><text:span text:style-name="T7">the </text:span><text:span text:style-name="T7">relatio</text:span><text:span text:style-name="T7">n R </text:span><text:span text:style-name="T7">where </text:span><text:span text:style-name="T7">the </text:span><text:span text:style-name="T7">Domai</text:span><text:span text:style-name="T7">n is </text:span><text:span text:style-name="T7">the </text:span><text:span text:style-name="T7">power </text:span><text:span text:style-name="T7">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</text:span><text:span text:style-name="T7">Codom</text:span><text:span text:style-name="T7">ain is </text:span><text:span text:style-name="T7">the set </text:span><text:span text:style-name="T7">B = { 0, </text:span><text:span text:style-name="T7">1, 2 }, </text:span><text:span text:style-name="T7">and </text:span><text:span text:style-name="T7">the </text:span><text:span text:style-name="T7">Rule is </text:span><text:span text:style-name="T7"><text:line-break/></text:span><text:span text:style-name="T7">where </text:span><text:span text:style-name="T8">n</text:span><text:span text:style-name="T7"> is </text:span><text:span text:style-name="T7">the </text:span><text:span text:style-name="T7">sum of </text:span><text:span text:style-name="T7">the </text:span><text:span text:style-name="T7">eleme</text:span><text:span text:style-name="T7">nts in </text:span><text:span text:style-name="T7">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name="Shape1" draw:style-name="gr10" draw:text-style-name="P16" draw:layer="layout" svg:width="15.649cm" svg:height="1.62cm" svg:x="6.629cm" svg:y="11.502cm">
          <text:p text:style-name="P15"><text:span text:style-name="T12">{}</text:span><text:span text:style-name="T12"><text:tab/></text:span><text:span text:style-name="T12"><text:tab/></text:span><text:span text:style-name="T12"><text:tab/></text:span><text:span text:style-name="T12">{a}</text:span><text:span text:style-name="T12"><text:tab/></text:span><text:span text:style-name="T12"><text:tab/></text:span><text:span text:style-name="T12">{b}</text:span><text:span text:style-name="T12"><text:tab/></text:span><text:span text:style-name="T12"><text:tab/></text:span><text:span text:style-name="T12">{a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5.133cm" svg:height="1.427cm" svg:x="1.165cm" svg:y="11.615cm">
          <draw:text-box>
            <text:p text:style-name="P20"><text:span text:style-name="T25">Hint:</text:span></text:p>
            <text:p text:style-name="P20"><text:span text:style-name="T25">Here is the </text:span><text:span text:style-name="T25">dom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21" draw:text-style-name="P10" draw:layer="layout" svg:width="23.622cm" svg:height="11.395cm" svg:x="2.286cm" svg:y="4.572cm">
          <draw:text-box>
            <text:p text:style-name="P12"><text:span text:style-name="T9">Examp</text:span><text:span text:style-name="T9">le:</text:span><text:span text:style-name="T7"> </text:span><text:span text:style-name="T7">Draw </text:span><text:span text:style-name="T7">the </text:span><text:span text:style-name="T7">two-</text:span><text:span text:style-name="T7">set </text:span><text:span text:style-name="T7">arrow </text:span><text:span text:style-name="T7">diagra</text:span><text:span text:style-name="T7">m for </text:span><text:span text:style-name="T7">the </text:span><text:span text:style-name="T7">relatio</text:span><text:span text:style-name="T7">n R </text:span><text:span text:style-name="T7">where </text:span><text:span text:style-name="T7">the </text:span><text:span text:style-name="T7">Domai</text:span><text:span text:style-name="T7">n is </text:span><text:span text:style-name="T7">the </text:span><text:span text:style-name="T7">power </text:span><text:span text:style-name="T7">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</text:span><text:span text:style-name="T7">Codom</text:span><text:span text:style-name="T7">ain is </text:span><text:span text:style-name="T7">the set </text:span><text:span text:style-name="T7">B = { 0, </text:span><text:span text:style-name="T7">1, 2 }, </text:span><text:span text:style-name="T7">and </text:span><text:span text:style-name="T7">the </text:span><text:span text:style-name="T7">Rule is </text:span><text:span text:style-name="T7"><text:line-break/></text:span><text:span text:style-name="T7">where </text:span><text:span text:style-name="T8">n</text:span><text:span text:style-name="T7"> is </text:span><text:span text:style-name="T7">the </text:span><text:span text:style-name="T7">sum of </text:span><text:span text:style-name="T7">the </text:span><text:span text:style-name="T7">eleme</text:span><text:span text:style-name="T7">nts in </text:span><text:span text:style-name="T7">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name="Shape1" draw:style-name="gr10" draw:text-style-name="P16" draw:layer="layout" svg:width="15.649cm" svg:height="1.62cm" svg:x="6.629cm" svg:y="11.502cm">
          <text:p text:style-name="P15"><text:span text:style-name="T12">{}</text:span><text:span text:style-name="T12"><text:tab/></text:span><text:span text:style-name="T12"><text:tab/></text:span><text:span text:style-name="T12"><text:tab/></text:span><text:span text:style-name="T12">{a}</text:span><text:span text:style-name="T12"><text:tab/></text:span><text:span text:style-name="T12"><text:tab/></text:span><text:span text:style-name="T12">{b}</text:span><text:span text:style-name="T12"><text:tab/></text:span><text:span text:style-name="T12"><text:tab/></text:span><text:span text:style-name="T12">{a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5.133cm" svg:height="1.427cm" svg:x="1.165cm" svg:y="11.615cm">
          <draw:text-box>
            <text:p text:style-name="P20"><text:span text:style-name="T25">Hint:</text:span></text:p>
            <text:p text:style-name="P20"><text:span text:style-name="T25">Here is the </text:span><text:span text:style-name="T25">domain</text:span></text:p>
          </draw:text-box>
        </draw:frame>
        <draw:custom-shape draw:name="Shape1" draw:style-name="gr10" draw:text-style-name="P16" draw:layer="layout" svg:width="15.649cm" svg:height="1.62cm" svg:x="6.682cm" svg:y="15.63cm">
          <text:p text:style-name="P15"><text:span text:style-name="T12">0</text:span><text:span text:style-name="T12"><text:tab/></text:span><text:span text:style-name="T12"><text:tab/>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<text:tab/></text:span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5.133cm" svg:height="2.015cm" svg:x="1.299cm" svg:y="15.717cm">
          <draw:text-box>
            <text:p text:style-name="P20"><text:span text:style-name="T25">Hint:</text:span></text:p>
            <text:p text:style-name="P20"><text:span text:style-name="T25">Here is the </text:span><text:span text:style-name="T25">codom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22" draw:text-style-name="P10" draw:layer="layout" svg:width="23.622cm" svg:height="11.395cm" svg:x="2.286cm" svg:y="4.572cm">
          <draw:text-box>
            <text:p text:style-name="P12"><text:span text:style-name="T9">Examp</text:span><text:span text:style-name="T9">le:</text:span><text:span text:style-name="T7"> </text:span><text:span text:style-name="T7">Draw </text:span><text:span text:style-name="T7">the </text:span><text:span text:style-name="T7">two-</text:span><text:span text:style-name="T7">set </text:span><text:span text:style-name="T7">arrow </text:span><text:span text:style-name="T7">diagra</text:span><text:span text:style-name="T7">m for </text:span><text:span text:style-name="T7">the </text:span><text:span text:style-name="T7">relatio</text:span><text:span text:style-name="T7">n R </text:span><text:span text:style-name="T7">where </text:span><text:span text:style-name="T7">the </text:span><text:span text:style-name="T7">Domai</text:span><text:span text:style-name="T7">n is </text:span><text:span text:style-name="T7">the </text:span><text:span text:style-name="T7">power </text:span><text:span text:style-name="T7">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</text:span><text:span text:style-name="T7">Codom</text:span><text:span text:style-name="T7">ain is </text:span><text:span text:style-name="T7">the set </text:span><text:span text:style-name="T7">B = { 0, </text:span><text:span text:style-name="T7">1, 2 }, </text:span><text:span text:style-name="T7">and </text:span><text:span text:style-name="T7">the </text:span><text:span text:style-name="T7">Rule is </text:span><text:span text:style-name="T7"><text:line-break/></text:span><text:span text:style-name="T7">where </text:span><text:span text:style-name="T8">n</text:span><text:span text:style-name="T7"> is </text:span><text:span text:style-name="T7">the </text:span><text:span text:style-name="T7">sum of </text:span><text:span text:style-name="T7">the </text:span><text:span text:style-name="T7">eleme</text:span><text:span text:style-name="T7">nts in </text:span><text:span text:style-name="T7">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name="Shape1" draw:style-name="gr10" draw:text-style-name="P16" draw:layer="layout" svg:width="15.649cm" svg:height="1.62cm" svg:x="6.629cm" svg:y="11.502cm">
          <text:p text:style-name="P15"><text:span text:style-name="T12">{}</text:span><text:span text:style-name="T12"><text:tab/></text:span><text:span text:style-name="T12"><text:tab/></text:span><text:span text:style-name="T12"><text:tab/></text:span><text:span text:style-name="T12">{a}</text:span><text:span text:style-name="T12"><text:tab/></text:span><text:span text:style-name="T12"><text:tab/></text:span><text:span text:style-name="T12">{b}</text:span><text:span text:style-name="T12"><text:tab/></text:span><text:span text:style-name="T12"><text:tab/></text:span><text:span text:style-name="T12">{a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0" draw:text-style-name="P16" draw:layer="layout" svg:width="15.649cm" svg:height="1.62cm" svg:x="6.682cm" svg:y="15.63cm">
          <text:p text:style-name="P15"><text:span text:style-name="T12">0</text:span><text:span text:style-name="T12"><text:tab/></text:span><text:span text:style-name="T12"><text:tab/>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<text:tab/></text:span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9" draw:layer="layout" svg:x1="8.097cm" svg:y1="12.964cm" svg:x2="9.367cm" svg:y2="15.848cm">
          <text:p/>
        </draw:line>
        <draw:line draw:style-name="gr8" draw:text-style-name="P19" draw:layer="layout" svg:x1="12.277cm" svg:y1="12.885cm" svg:x2="14.288cm" svg:y2="15.954cm">
          <text:p/>
        </draw:line>
        <draw:line draw:style-name="gr8" draw:text-style-name="P19" draw:layer="layout" svg:x1="15.928cm" svg:y1="12.911cm" svg:x2="14.658cm" svg:y2="15.981cm">
          <text:p/>
        </draw:line>
        <draw:line draw:style-name="gr8" draw:text-style-name="P19" draw:layer="layout" svg:x1="20.373cm" svg:y1="12.832cm" svg:x2="19.765cm" svg:y2="15.954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</text:span><text:span text:style-name="T1">tion</text:span><text:span text:style-name="T1">s</text:span></text:p>
          </draw:text-box>
        </draw:frame>
        <draw:frame presentation:style-name="pr23" draw:text-style-name="P10" draw:layer="layout" svg:width="23.622cm" svg:height="11.395cm" svg:x="2.286cm" svg:y="4.572cm">
          <draw:text-box>
            <text:p text:style-name="P12"><text:span text:style-name="T9">Examp</text:span><text:span text:style-name="T9">le:</text:span><text:span text:style-name="T7"> Is </text:span><text:span text:style-name="T7">the </text:span><text:span text:style-name="T7">relatio</text:span><text:span text:style-name="T7">n R </text:span><text:span text:style-name="T7">also a </text:span><text:span text:style-name="T7">functi</text:span><text:span text:style-name="T7">on?</text:span></text:p>
            <text:p text:style-name="P12"><text:span text:style-name="T7">Domai</text:span><text:span text:style-name="T7">n &amp; </text:span><text:span text:style-name="T7">codom</text:span><text:span text:style-name="T7">ain: {1, </text:span><text:span text:style-name="T7">2, 3, 4, </text:span><text:span text:style-name="T7">5}.</text:span></text:p>
            <text:p text:style-name="P12"><text:span text:style-name="T7">Rule: </text:span><text:span text:style-name="T7">{ (1, 5), </text:span><text:span text:style-name="T7">(2, 3), </text:span><text:span text:style-name="T7">(3, 3), </text:span><text:span text:style-name="T7">(4, 2), </text:span><text:span text:style-name="T7">(5, 1) 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24" draw:text-style-name="P10" draw:layer="layout" svg:width="23.622cm" svg:height="12.649cm" svg:x="2.286cm" svg:y="4.572cm">
          <draw:text-box>
            <text:p text:style-name="P12"><text:span text:style-name="T9">Examp</text:span><text:span text:style-name="T9">le:</text:span><text:span text:style-name="T7"> Is </text:span><text:span text:style-name="T7">the </text:span><text:span text:style-name="T7">relatio</text:span><text:span text:style-name="T7">n R </text:span><text:span text:style-name="T7">also a </text:span><text:span text:style-name="T7">functi</text:span><text:span text:style-name="T7">on?</text:span></text:p>
            <text:p text:style-name="P12"><text:span text:style-name="T7">Domai</text:span><text:span text:style-name="T7">n &amp; </text:span><text:span text:style-name="T7">codom</text:span><text:span text:style-name="T7">ain: {1, </text:span><text:span text:style-name="T7">2, 3, 4, </text:span><text:span text:style-name="T7">5}.</text:span></text:p>
            <text:p text:style-name="P12"><text:span text:style-name="T7">Rule: </text:span><text:span text:style-name="T7">{ (1, 5), </text:span><text:span text:style-name="T7">(2, 3), </text:span><text:span text:style-name="T7">(3, 3), </text:span><text:span text:style-name="T7">(4, 2), </text:span><text:span text:style-name="T7">(5, 1) }</text:span></text:p>
            <text:p text:style-name="P12"><text:span text:style-name="T7"/></text:p>
            <text:p text:style-name="P12"><text:span text:style-name="T26">1. Does </text:span><text:span text:style-name="T26">every </text:span><text:span text:style-name="T26">input </text:span><text:span text:style-name="T26">have an </text:span><text:span text:style-name="T26">output in </text:span><text:span text:style-name="T26">the </text:span><text:span text:style-name="T26">codomain</text:span><text:span text:style-name="T26">?</text:span></text:p>
            <text:p text:style-name="P12"><text:span text:style-name="T26"><text:tab/></text:span><text:span text:style-name="T26">YES</text:span></text:p>
            <text:p text:style-name="P12"><text:span text:style-name="T26"/></text:p>
            <text:p text:style-name="P12"><text:span text:style-name="T26">2. Does </text:span><text:span text:style-name="T26">each </text:span><text:span text:style-name="T26">input in </text:span><text:span text:style-name="T26">the </text:span><text:span text:style-name="T26">domain </text:span><text:span text:style-name="T26">have one </text:span><text:span text:style-name="T26">and only </text:span><text:span text:style-name="T26">one </text:span><text:span text:style-name="T26">output in </text:span><text:span text:style-name="T26">the </text:span><text:span text:style-name="T26">codomain</text:span><text:span text:style-name="T26">?</text:span></text:p>
            <text:p text:style-name="P12"><text:span text:style-name="T26"><text:tab/></text:span><text:span text:style-name="T26">YES</text:span></text:p>
            <text:p text:style-name="P12"><text:span text:style-name="T26"/></text:p>
            <text:p text:style-name="P14"><text:span text:style-name="T26">So it is a </text:span><text:span text:style-name="T26">func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Lucida Sans1" svg:font-family="'Lucida Sans'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1-14T01:11:47.569849418</dc:date>
    <meta:editing-duration>PT11H33M52S</meta:editing-duration>
    <meta:editing-cycles>589</meta:editing-cycles>
    <meta:generator>LibreOffice/5.1.4.2$Linux_X86_64 LibreOffice_project/10m0$Build-2</meta:generator>
    <meta:document-statistic meta:object-count="168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 mathvariant="normal">ℕ</mi>
        <mo stretchy="false">→</mo>
        <mi mathvariant="normal">ℕ</mi>
      </mrow>
      <mtext>with</mtext>
      <mi>f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n</mi>
    </mrow>
    <annotation encoding="StarMath 5.0">f : setN toward setN "with" f( n ) = 2n</annotation>
  </semantics>
</math>
</file>

<file path=Object 10/content.xml><?xml version="1.0" encoding="utf-8"?>
<math xmlns="http://www.w3.org/1998/Math/MathML" display="block">
  <semantics>
    <mrow>
      <mi>y</mi>
      <mo stretchy="false">∈</mo>
      <mi>B</mi>
    </mrow>
    <annotation encoding="StarMath 5.0">y in B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i>F</mi>
    </mrow>
    <annotation encoding="StarMath 5.0">(x,y) in F</annotation>
  </semantics>
</math>
</file>

<file path=Object 12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13/content.xml><?xml version="1.0" encoding="utf-8"?>
<math xmlns="http://www.w3.org/1998/Math/MathML" display="block">
  <semantics>
    <mi mathvariant="normal">ℕ</mi>
    <annotation encoding="StarMath 5.0">setN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15/content.xml><?xml version="1.0" encoding="utf-8"?>
<math xmlns="http://www.w3.org/1998/Math/MathML" display="block">
  <semantics>
    <mi mathvariant="normal">ℕ</mi>
    <annotation encoding="StarMath 5.0">setN</annotation>
  </semantics>
</math>
</file>

<file path=Object 16/content.xml><?xml version="1.0" encoding="utf-8"?>
<math xmlns="http://www.w3.org/1998/Math/MathML" display="block">
  <semantics>
    <mrow>
      <mi>f</mi>
      <mi mathvariant="normal">:</mi>
      <mrow>
        <mi mathvariant="normal">ℕ</mi>
        <mo stretchy="false">→</mo>
        <mi mathvariant="normal">ℕ</mi>
      </mrow>
      <mtext>with</mtext>
      <mi>f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n</mi>
    </mrow>
    <annotation encoding="StarMath 5.0">f : setN toward setN "with" f( n ) = 2n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18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19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21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23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4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5/content.xml><?xml version="1.0" encoding="utf-8"?>
<math xmlns="http://www.w3.org/1998/Math/MathML" display="block">
  <semantics>
    <mi mathvariant="normal">ℕ</mi>
    <annotation encoding="StarMath 5.0">setN</annotation>
  </semantics>
</math>
</file>

<file path=Object 59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6/content.xml><?xml version="1.0" encoding="utf-8"?>
<math xmlns="http://www.w3.org/1998/Math/MathML" display="block">
  <semantics>
    <mi mathvariant="normal">ℕ</mi>
    <annotation encoding="StarMath 5.0">setN</annotation>
  </semantics>
</math>
</file>

<file path=Object 7/content.xml><?xml version="1.0" encoding="utf-8"?>
<math xmlns="http://www.w3.org/1998/Math/MathML" display="block">
  <semantics>
    <mrow>
      <mi>y</mi>
      <mo stretchy="false">∈</mo>
      <mi>B</mi>
    </mrow>
    <annotation encoding="StarMath 5.0">y in B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i>F</mi>
    </mrow>
    <annotation encoding="StarMath 5.0">(x,y) in F</annotation>
  </semantics>
</math>
</file>

<file path=Object 9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